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84db"/>
    </style:style>
    <style:style style:name="P2" style:family="paragraph" style:parent-style-name="Standard">
      <style:text-properties officeooo:paragraph-rsid="000b84db"/>
    </style:style>
    <style:style style:name="P3" style:family="paragraph" style:parent-style-name="Standard">
      <style:text-properties fo:font-weight="bold" officeooo:rsid="001311a1" officeooo:paragraph-rsid="001311a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eck whether one string is rotation of another</text:p>
      <text:p text:style-name="P1">#include &lt;iostream&gt;</text:p>
      <text:p text:style-name="P1">#include &lt;string&gt;</text:p>
      <text:p text:style-name="P1">#include &lt;algorithm&gt;</text:p>
      <text:p text:style-name="P1">using namespace std;</text:p>
      <text:p text:style-name="P1"/>
      <text:p text:style-name="P1">int main()</text:p>
      <text:p text:style-name="P1">{</text:p>
      <text:p text:style-name="P1"><text:s text:c="2"/></text:p>
      <text:p text:style-name="P1"><text:s text:c="3"/>string s,s2;</text:p>
      <text:p text:style-name="P1"><text:s text:c="3"/>cout&lt;&lt;"Enter the string s1 "; </text:p>
      <text:p text:style-name="P1"><text:s text:c="3"/></text:p>
      <text:p text:style-name="P1"><text:s text:c="7"/>getline(cin,s);</text:p>
      <text:p text:style-name="P1"><text:s text:c="3"/></text:p>
      <text:p text:style-name="P1"><text:s text:c="4"/>cout&lt;&lt;"Enter the string s2 "; </text:p>
      <text:p text:style-name="P1"><text:s text:c="2"/>// cin.ignore(numeric_limits&lt;streamsize&gt;::max(), '\n');</text:p>
      <text:p text:style-name="P1"><text:s text:c="3"/></text:p>
      <text:p text:style-name="P1"><text:s text:c="7"/>getline(cin,s2);</text:p>
      <text:p text:style-name="P1"><text:s text:c="4"/>reverse(s2.begin(),s2.end());</text:p>
      <text:p text:style-name="P1"><text:s text:c="3"/>cout&lt;&lt;" the elements of string after matching is "; </text:p>
      <text:p text:style-name="P1"><text:s text:c="3"/>if(s==s2){</text:p>
      <text:p text:style-name="P1"><text:s text:c="8"/>cout&lt;&lt;"it is true";</text:p>
      <text:p text:style-name="P1"><text:s text:c="4"/>}</text:p>
      <text:p text:style-name="P1"><text:s text:c="4"/>else{</text:p>
      <text:p text:style-name="P1"><text:s text:c="8"/>cout&lt;&lt;"it is not true";</text:p>
      <text:p text:style-name="P1"><text:s text:c="4"/>}</text:p>
      <text:p text:style-name="P1"><text:s text:c="3"/></text:p>
      <text:p text:style-name="P1"><text:s text:c="4"/>return 0;</text:p>
      <text:p text:style-name="P1">}</text:p>
      <text:p text:style-name="P1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7-04T17:35:57.652141612</dc:date>
    <meta:editing-duration>PT1H28M3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61" meta:character-count="526" meta:non-whitespace-character-count="401"/>
  </office:meta>
</office:document-meta>
</file>